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57d9" officeooo:paragraph-rsid="001e57d9"/>
    </style:style>
    <style:style style:name="P2" style:family="paragraph" style:parent-style-name="Standard">
      <style:text-properties officeooo:rsid="001e57d9" officeooo:paragraph-rsid="00205073"/>
    </style:style>
    <style:style style:name="P3" style:family="paragraph" style:parent-style-name="Standard">
      <style:text-properties officeooo:rsid="00205073" officeooo:paragraph-rsid="00205073"/>
    </style:style>
    <style:style style:name="T1" style:family="text">
      <style:text-properties officeooo:rsid="00205073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unto flotante </text:p>
      <text:p text:style-name="P1">punto flotante es el ultimo tema de la parte de representaciones numericas</text:p>
      <text:p text:style-name="P1">Punto flotante consiste en, separar en 2 el conjunto de bits recibido</text:p>
      <text:p text:style-name="P1"><text:s text:c="4"/>estas dos partes son Mantisa y Exponente <text:s/></text:p>
      <text:p text:style-name="P1">**</text:p>
      <text:p text:style-name="P1"><text:s text:c="4"/><text:span text:style-name="T1">punto flotante “simplifica” números gigantes usando una mantisa que sera multiplicada por un exponente </text:span></text:p>
      <text:p text:style-name="P1"><text:s text:c="4"/><text:span text:style-name="T1">se gana rango pero se sacrifica resolución</text:span></text:p>
      <text:p text:style-name="P1"><text:s text:c="4"/><text:span text:style-name="T1">el numero obtenido puede no ser una representación exacta y tener un error absoluto ( se elige el error mas cercano)</text:span></text:p>
      <text:p text:style-name="P2"><text:s text:c="4"/><text:span text:style-name="T1">mantisa:primera parte “la cual se comporta como una función/logaritmo” la cual sera multiplicada por el exponente </text:span></text:p>
      <text:p text:style-name="P3">exponente: posee una base 2 implícita y dado el exponente, se multiplicara junto a la mantisa . </text:p>
      <text:p text:style-name="P1">**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19T23:52:02.244000000</dc:date>
    <meta:editing-duration>PT6H53M9S</meta:editing-duration>
    <meta:editing-cycles>3</meta:editing-cycles>
    <meta:generator>LibreOffice/7.4.4.2$Windows_X86_64 LibreOffice_project/85569322deea74ec9134968a29af2df5663baa21</meta:generator>
    <meta:document-statistic meta:table-count="0" meta:image-count="0" meta:object-count="0" meta:page-count="1" meta:paragraph-count="11" meta:word-count="110" meta:character-count="695" meta:non-whitespace-character-count="570"/>
  </office:meta>
</office:document-meta>
</file>